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roblems log –<text:s/></text:p>
      <text:p text:style-name="Normal"/>
      <text:p text:style-name="Normal">can’t remove files from the github – we had to remove all the files, then reupload them all at once, resulting in it looking like one person, did all the work, within 5 seconds</text:p>
      <text:p text:style-name="Normal"/>
      <text:p text:style-name="Normal">2 different githubs set up – deleted one</text:p>
      <text:p text:style-name="Normal"/>
      <text:p text:style-name="Normal">Important person out – updated him via discord</text:p>
      <text:p text:style-name="Normal"/>
      <text:p text:style-name="Normal">Sprits aren’t recognised with a transparent background – changed it to black background so pygame recognises it</text:p>
      <text:p text:style-name="Normal"/>
      <text:p text:style-name="Normal">Github submissions come in at random times – group members don’t submit when file is first done. Problem 1 fixes this (until one person reuploads everything)</text:p>
      <text:p text:style-name="Normal"/>
      <text:p text:style-name="Normal">Couldn’t fix animations for all sprites – didn’t do all, we’ve proved we can do so for one</text:p>
      <text:p text:style-name="Normal"/>
      <text:p text:style-name="Normal">one person reuploads everything (problem 1)</text:p>
      <text:p text:style-name="Normal"/>
      <text:p text:style-name="Normal">someone made the github a “protected branch” – had to<text:s/>be corrected on maker/host account</text:p>
      <text:p text:style-name="Normal"/>
      <text:p text:style-name="Normal">code made by Tyler Smith isn’t updated to current variables and names (health bar, name saver, score, next tilemap) – updated<text:s/></text:p>
      <text:p text:style-name="Normal"/>
      <text:p text:style-name="Normal">certain sprites uploaded by docx (and was pixelated to extreme) – had to redo in piskell</text:p>
      <text:p text:style-name="Normal"/>
      <text:p text:style-name="Normal">couldn’t do everything we wanted to do – put it in PowerPoint of future improvement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yler Smith</meta:initial-creator>
    <dc:creator>Tyler</dc:creator>
    <meta:creation-date>2023-10-27T12:28:00Z</meta:creation-date>
    <dc:date>2023-10-31T15:03:00Z</dc:date>
    <meta:template xlink:href="Normal" xlink:type="simple"/>
    <meta:editing-cycles>9</meta:editing-cycles>
    <meta:editing-duration>PT8220S</meta:editing-duration>
    <meta:document-statistic meta:page-count="1" meta:paragraph-count="2" meta:word-count="162" meta:character-count="1085" meta:row-count="7" meta:non-whitespace-character-count="925"/>
  </office:meta>
</office:document-meta>
</file>